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s" fo:country="ES" fo:font-weight="bold" officeooo:rsid="0004ea2f" officeooo:paragraph-rsid="0004ea2f" style:font-size-asian="22pt" style:font-weight-asian="bold" style:font-size-complex="22pt" style:font-weight-complex="bold"/>
    </style:style>
    <style:style style:name="P2" style:family="paragraph" style:parent-style-name="Standard">
      <style:text-properties fo:language="es" fo:country="ES" officeooo:rsid="0004ea2f" officeooo:paragraph-rsid="0004ea2f"/>
    </style:style>
    <style:style style:name="P3" style:family="paragraph" style:parent-style-name="Header">
      <style:text-properties fo:language="es" fo:country="ES" officeooo:rsid="0004ea2f" officeooo:paragraph-rsid="0004ea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pre-examen</text:p>
      <text:p text:style-name="P2"/>
      <text:p text:style-name="P2">¿Qué tipo de dispositivos se considera un dispositivo móvil? <text:s/></text:p>
      <text:p text:style-name="P2">a) Computadoras de escritorio <text:s/></text:p>
      <text:p text:style-name="P2">b) Dispositivos con capacidad de procesamiento y almacenamiento reducido <text:s/></text:p>
      <text:p text:style-name="P2">c) Consolas de videojuegos <text:s/></text:p>
      <text:p text:style-name="P2">d) Servidores <text:s/></text:p>
      <text:p text:style-name="P2"/>
      <text:p text:style-name="P2">¿Cuál de las siguientes características NO se utiliza para clasificar dispositivos móviles? <text:s/></text:p>
      <text:p text:style-name="P2">a) Capacidad de procesamiento <text:s/></text:p>
      <text:p text:style-name="P2">b) Tamaño <text:s/></text:p>
      <text:p text:style-name="P2">c) Color <text:s/></text:p>
      <text:p text:style-name="P2">d) Conectividad <text:s/></text:p>
      <text:p text:style-name="P2"/>
      <text:p text:style-name="P2">¿Cuál de los siguientes sistemas operativos fue desarrollado por Microsoft? <text:s/></text:p>
      <text:p text:style-name="P2">a) Android <text:s/></text:p>
      <text:p text:style-name="P2">b) iOS <text:s/></text:p>
      <text:p text:style-name="P2">c) Windows Phone <text:s/></text:p>
      <text:p text:style-name="P2">d) Harmony OS <text:s/></text:p>
      <text:p text:style-name="P2"/>
      <text:p text:style-name="P2">¿Qué tipo de desarrollo se menciona como una opción para programar aplicaciones móviles? <text:s/></text:p>
      <text:p text:style-name="P2">a) Desarrollo de software de escritorio <text:s/></text:p>
      <text:p text:style-name="P2">b) Desarrollo nativo <text:s/></text:p>
      <text:p text:style-name="P2">c) Desarrollo de videojuegos <text:s/></text:p>
      <text:p text:style-name="P2">d) Desarrollo de firmware <text:s/></text:p>
      <text:p text:style-name="P2"/>
      <text:p text:style-name="P2">¿Qué característica es esencial para un dispositivo móvil según el documento? <text:s/></text:p>
      <text:p text:style-name="P2">a) Necesidad de cableado <text:s/></text:p>
      <text:p text:style-name="P2">b) Capacidad de procesamiento <text:s/></text:p>
      <text:p text:style-name="P2">c) Tamaño grande <text:s/></text:p>
      <text:p text:style-name="P2">d) Uso exclusivo para llamadas <text:s/></text:p>
      <text:p text:style-name="P2"/>
      <text:p text:style-name="P2">¿Qué sistema operativo fue desarrollado por Huawei Technologies? <text:s/></text:p>
      <text:p text:style-name="P2">a) Android <text:s/></text:p>
      <text:p text:style-name="P2">b) iOS <text:s/></text:p>
      <text:p text:style-name="P2">c) Harmony OS <text:s/></text:p>
      <text:p text:style-name="P2">d) Symbian <text:s/></text:p>
      <text:p text:style-name="P2"/>
      <text:p text:style-name="P2">¿Qué se debe considerar al desarrollar aplicaciones móviles según el documento? <text:s/></text:p>
      <text:p text:style-name="P2">a) La variabilidad de la conexión <text:s/></text:p>
      <text:p text:style-name="P2">b) El tamaño del dispositivo <text:s/></text:p>
      <text:p text:style-name="P2">c) La marca del dispositivo <text:s/></text:p>
      <text:p text:style-name="P2">d) El color del dispositivo <text:s/></text:p>
      <text:p text:style-name="P2"/>
      <text:p text:style-name="P2">¿Qué tipo de desarrollo se menciona como una opción multiplataforma? <text:s/></text:p>
      <text:p text:style-name="P2">a) Desarrollo nativo <text:s/></text:p>
      <text:p text:style-name="P2">b) Desarrollo de firmware <text:s/></text:p>
      <text:p text:style-name="P2">c) Desarrollo multiplataforma basado en HTML5 <text:s/></text:p>
      <text:p text:style-name="P2">d) Desarrollo de videojuegos</text:p>
      <text:p text:style-name="P2"><text:soft-page-break/></text:p>
      <text:p text:style-name="P2">¿Qué se destaca sobre Android en el documento? <text:s/></text:p>
      <text:p text:style-name="P2">a) Es un sistema operativo propietario <text:s/></text:p>
      <text:p text:style-name="P2">b) Es el sistema operativo más caro <text:s/></text:p>
      <text:p text:style-name="P2">c) Se basa en software libre <text:s/></text:p>
      <text:p text:style-name="P2">d) No es compatible con dispositivos móviles <text:s/></text:p>
      <text:p text:style-name="P2"/>
      <text:p text:style-name="P2">¿Qué tipo de dispositivos móviles se han extendido de forma exponencial? <text:s/></text:p>
      <text:p text:style-name="P2">a) Computadoras de escritorio <text:s/></text:p>
      <text:p text:style-name="P2">b) Consolas de videojuegos <text:s/></text:p>
      <text:p text:style-name="P2">c) Dispositivos móviles con diferentes configuraciones <text:s/></text:p>
      <text:p text:style-name="P2">d) Servidores <text:s/></text:p>
      <text:p text:style-name="P2"/>
      <text:p text:style-name="P2">¿Cuál de los siguientes sistemas operativos fue desarrollado por una alianza de empresas de telefonía móvil? <text:s/></text:p>
      <text:p text:style-name="P2">a) Android <text:s/></text:p>
      <text:p text:style-name="P2">b) BlackBerry OS <text:s/></text:p>
      <text:p text:style-name="P2">c) Symbian <text:s/></text:p>
      <text:p text:style-name="P2">d) iOS <text:s/></text:p>
      <text:p text:style-name="P2"/>
      <text:p text:style-name="P2">¿Qué se menciona sobre la obsolescencia de sistemas operativos? <text:s/></text:p>
      <text:p text:style-name="P2">a) Todos los sistemas operativos son igualmente populares <text:s/></text:p>
      <text:p text:style-name="P2">b) Solo Android y iOS dominan el mercado <text:s/></text:p>
      <text:p text:style-name="P2">c) Windows Phone es el más utilizado <text:s/></text:p>
      <text:p text:style-name="P2">d) Symbian es el más moderno <text:s/></text:p>
      <text:p text:style-name="P2"/>
      <text:p text:style-name="P2">¿Qué se menciona sobre la instalación de Android Studio? <text:s/></text:p>
      <text:p text:style-name="P2">a) No es necesario instalarlo <text:s/></text:p>
      <text:p text:style-name="P2">b) Es complicado de configurar <text:s/></text:p>
      <text:p text:style-name="P2">c) Es el entorno de desarrollo recomendado <text:s/></text:p>
      <text:p text:style-name="P2">d) Solo se usa para programación web <text:s/></text:p>
      <text:p text:style-name="P2"/>
      <text:p text:style-name="P2">¿Qué tipo de datos almacenan las preferencias compartidas? <text:s/></text:p>
      <text:p text:style-name="P2">a) Datos sensibles <text:s/></text:p>
      <text:p text:style-name="P2">b) Datos temporales <text:s/></text:p>
      <text:p text:style-name="P2">c) Datos en ficheros XML <text:s/></text:p>
      <text:p text:style-name="P2">d) Datos en dispositivos de respaldo <text:s/></text:p>
      <text:p text:style-name="P2"/>
      <text:p text:style-name="P2">¿Cuál de las siguientes afirmaciones es cierta sobre las preferencias compartidas? <text:s/></text:p>
      <text:p text:style-name="P2">a) Cambian con el reinicio del dispositivo <text:s/></text:p>
      <text:p text:style-name="P2">b) No cambian cuando el dispositivo reinicia <text:s/></text:p>
      <text:p text:style-name="P2">c) No almacenan datos <text:s/></text:p>
      <text:p text:style-name="P2">d) Solo se utilizan para datos sensibles <text:s/></text:p>
      <text:p text:style-name="P2"/>
      <text:p text:style-name="P2">¿Qué clase se utiliza para mostrar un diálogo en Android? <text:s/></text:p>
      <text:p text:style-name="P2">a) Dialog <text:s/></text:p>
      <text:p text:style-name="P2">b) AlertDialog <text:s/></text:p>
      <text:p text:style-name="P2">c) DialogFragment <text:s/></text:p>
      <text:p text:style-name="P2">d) Notification <text:s/></text:p>
      <text:p text:style-name="P2"/>
      <text:p text:style-name="P2"><text:soft-page-break/>¿Qué método se utiliza para establecer el mensaje en un AlertDialog? <text:s/></text:p>
      <text:p text:style-name="P2">a) setTitle() <text:s/></text:p>
      <text:p text:style-name="P2">b) setMessage() <text:s/></text:p>
      <text:p text:style-name="P2">c) setView() <text:s/></text:p>
      <text:p text:style-name="P2">d) setItems() <text:s/></text:p>
      <text:p text:style-name="P2"/>
      <text:p text:style-name="P2">¿Cuál es el propósito de las preferencias en una aplicación? <text:s/></text:p>
      <text:p text:style-name="P2">a) Almacenar datos temporales <text:s/></text:p>
      <text:p text:style-name="P2">b) Personalizar la interrelación con el usuario <text:s/></text:p>
      <text:p text:style-name="P2">c) Mejorar la seguridad de la aplicación <text:s/></text:p>
      <text:p text:style-name="P2">d) Aumentar la velocidad de la aplicación <text:s/></text:p>
      <text:p text:style-name="P2"/>
      <text:p text:style-name="P2">¿Qué tipo de diálogo se utiliza para mostrar un mensaje y requerir una confirmación del usuario? <text:s/></text:p>
      <text:p text:style-name="P2">a) Dialogo de selección <text:s/></text:p>
      <text:p text:style-name="P2">b) Dialogo simple <text:s/></text:p>
      <text:p text:style-name="P2">c) Dialogo de confirmación <text:s/></text:p>
      <text:p text:style-name="P2">d) Dialogo de alerta</text:p>
      <text:p text:style-name="P2"/>
      <text:p text:style-name="P2">¿Qué método se utiliza para permitir que el usuario elija más de una opción en un diálogo? <text:s/></text:p>
      <text:p text:style-name="P2">a) setSingleChoiceClickListener() <text:s/></text:p>
      <text:p text:style-name="P2">b) setMultipleChoiceItems() <text:s/></text:p>
      <text:p text:style-name="P2">c) setItems() <text:s/></text:p>
      <text:p text:style-name="P2">d) setChoiceItems() <text:s/></text:p>
      <text:p text:style-name="P2"/>
      <text:p text:style-name="P2">¿Qué clase se utiliza para crear un diálogo flotante? <text:s/></text:p>
      <text:p text:style-name="P2">a) AlertDialog <text:s/></text:p>
      <text:p text:style-name="P2">b) DialogFragment <text:s/></text:p>
      <text:p text:style-name="P2">c) Fragment <text:s/></text:p>
      <text:p text:style-name="P2">d) Notification <text:s/></text:p>
      <text:p text:style-name="P2"/>
      <text:p text:style-name="P2">¿Cuál es la función de setPositiveButton() en un AlertDialog? <text:s/></text:p>
      <text:p text:style-name="P2">a) Cancelar la acción <text:s/></text:p>
      <text:p text:style-name="P2">b) Iniciar la acción <text:s/></text:p>
      <text:p text:style-name="P2">c) Establecer el título <text:s/></text:p>
      <text:p text:style-name="P2">d) Mostrar el mensaje <text:s/></text:p>
      <text:p text:style-name="P2"/>
      <text:p text:style-name="P2">¿Qué método se utiliza para mostrar una lista de elementos en un ListFragment? <text:s/></text:p>
      <text:p text:style-name="P2">a) setListView() <text:s/></text:p>
      <text:p text:style-name="P2">b) onListItemClick() <text:s/></text:p>
      <text:p text:style-name="P2">c) setAdapter() <text:s/></text:p>
      <text:p text:style-name="P2">d) showList() <text:s/></text:p>
      <text:p text:style-name="P2"/>
      <text:p text:style-name="P2">¿Qué tipo de fragmento se recomienda utilizar para mostrar una lista en lugar de ListView? <text:s/></text:p>
      <text:p text:style-name="P2">a) ListFragment <text:s/></text:p>
      <text:p text:style-name="P2">b) RecyclerView <text:s/></text:p>
      <text:p text:style-name="P2">c) SimpleCursorAdapter <text:s/></text:p>
      <text:p text:style-name="P2">d) AlertDialog <text:s/></text:p>
      <text:p text:style-name="P2"/>
      <text:p text:style-name="P2">¿Qué archivo se utiliza para almacenar las preferencias de la aplicación? <text:s/></text:p>
      <text:p text:style-name="P2">a) preferences.xml <text:s/></text:p>
      <text:p text:style-name="P2"><text:soft-page-break/>b) nombreAplicacion_preferences.xml <text:s/></text:p>
      <text:p text:style-name="P2">c) app_preferences.xml <text:s/></text:p>
      <text:p text:style-name="P2">d) shared_preferences.xml <text:s/></text:p>
      <text:p text:style-name="P2"/>
      <text:p text:style-name="P2">¿Qué clase se utiliza para establecer el estilo de un AlertDialog? <text:s/></text:p>
      <text:p text:style-name="P2">a) AlertDialog.Builder <text:s/></text:p>
      <text:p text:style-name="P2">b) DialogFragment <text:s/></text:p>
      <text:p text:style-name="P2">c) AlertDialog.Style <text:s/></text:p>
      <text:p text:style-name="P2">d) DialogBuilder <text:s/></text:p>
      <text:p text:style-name="P2"/>
      <text:p text:style-name="P2">¿Qué método se utiliza para establecer el título de un AlertDialog? <text:s/></text:p>
      <text:p text:style-name="P2">a) setTitle() <text:s/></text:p>
      <text:p text:style-name="P2">b) setHeader() <text:s/></text:p>
      <text:p text:style-name="P2">c) setDialogTitle() <text:s/></text:p>
      <text:p text:style-name="P2">d) setDialogHeader() <text:s/></text:p>
      <text:p text:style-name="P2"/>
      <text:p text:style-name="P2">¿Qué tipo de fragmento permite al usuario volver a un fragmento descartado? <text:s/></text:p>
      <text:p text:style-name="P2">a) ListFragment <text:s/></text:p>
      <text:p text:style-name="P2">b) DialogFragment <text:s/></text:p>
      <text:p text:style-name="P2">c) PreferenceFragment <text:s/></text:p>
      <text:p text:style-name="P2">d) SimpleFragment <text:s/></text:p>
      <text:p text:style-name="P2"/>
      <text:p text:style-name="P2">¿Qué tipo de permiso permite la lectura y escritura en un fichero de preferencias? <text:s/></text:p>
      <text:p text:style-name="P2">a) MODE_PRIVATE <text:s/></text:p>
      <text:p text:style-name="P2">b) MODE_WORLD_READABLE <text:s/></text:p>
      <text:p text:style-name="P2">c) MODE_WORLD_WRITEABLE <text:s/></text:p>
      <text:p text:style-name="P2">d) MODE_PUBLIC <text:s/></text:p>
      <text:p text:style-name="P2"/>
      <text:p text:style-name="P2">¿Qué es una "Activity" en una aplicación de Android? <text:s/></text:p>
      <text:p text:style-name="P2">a) Un método de programación <text:s/></text:p>
      <text:p text:style-name="P2">b) El componente principal que gestiona interacciones del usuario <text:s/></text:p>
      <text:p text:style-name="P2">c) Una clase de soporte de Android <text:s/></text:p>
      <text:p text:style-name="P2">d) Un tipo de layout <text:s/></text:p>
      <text:p text:style-name="P2"/>
      <text:p text:style-name="P2">¿Qué método se invoca primero al crear una actividad en Android? <text:s/></text:p>
      <text:p text:style-name="P2">a) onStart() <text:s/></text:p>
      <text:p text:style-name="P2">b) onResume() <text:s/></text:p>
      <text:p text:style-name="P2">c) onCreate() <text:s/></text:p>
      <text:p text:style-name="P2">d) onDestroy()</text:p>
      <text:p text:style-name="P2"/>
      <text:p text:style-name="P2">¿Cuál es la función de onPause()? <text:s/></text:p>
      <text:p text:style-name="P2">a) Limpiar recursos <text:s/></text:p>
      <text:p text:style-name="P2">b) Hacer la actividad interactiva <text:s/></text:p>
      <text:p text:style-name="P2">c) Reducir el uso de recursos y hacerla menos visible <text:s/></text:p>
      <text:p text:style-name="P2">d) Crear el layout de la actividad <text:s/></text:p>
      <text:p text:style-name="P2"/>
      <text:p text:style-name="P2">¿Qué es la "Back Stack" en Android? <text:s/></text:p>
      <text:p text:style-name="P2">a) Un conjunto de datos de usuario <text:s/></text:p>
      <text:p text:style-name="P2">b) La pila de actividades que el sistema recuerda <text:s/></text:p>
      <text:p text:style-name="P2">c) La memoria por defecto de Android <text:s/></text:p>
      <text:p text:style-name="P2"><text:soft-page-break/>d) La secuencia de comandos de la aplicación <text:s/></text:p>
      <text:p text:style-name="P2"/>
      <text:p text:style-name="P2">¿Cuál es el propósito de onSaveInstanceState()? <text:s/></text:p>
      <text:p text:style-name="P2">a) Guardar el estado de la vista antes de que se destruya <text:s/></text:p>
      <text:p text:style-name="P2">b) Activar sensores de la actividad <text:s/></text:p>
      <text:p text:style-name="P2">c) Destruir la actividad <text:s/></text:p>
      <text:p text:style-name="P2">d) Iniciar una nueva actividad <text:s/></text:p>
      <text:p text:style-name="P2"/>
      <text:p text:style-name="P2">¿Cómo se registra una actividad en una aplicación Android? <text:s/></text:p>
      <text:p text:style-name="P2">a) En el archivo Java de la actividad <text:s/></text:p>
      <text:p text:style-name="P2">b) En el layout XML <text:s/></text:p>
      <text:p text:style-name="P2">c) En AndroidManifest.xml <text:s/></text:p>
      <text:p text:style-name="P2">d) En el archivo de recursos <text:s/></text:p>
      <text:p text:style-name="P2"/>
      <text:p text:style-name="P2">Según el ciclo de vida, ¿qué estado tiene prioridad alta? <text:s/></text:p>
      <text:p text:style-name="P2">a) Activo <text:s/></text:p>
      <text:p text:style-name="P2">b) Visible <text:s/></text:p>
      <text:p text:style-name="P2">c) Detenido <text:s/></text:p>
      <text:p text:style-name="P2">d) Destruido <text:s/></text:p>
      <text:p text:style-name="P2"/>
      <text:p text:style-name="P2">En el ciclo de vida de Android, ¿cuál es el estado cuando la actividad pierde el foco pero sigue visible? <text:s/></text:p>
      <text:p text:style-name="P2">a) Activa <text:s/></text:p>
      <text:p text:style-name="P2">b) Visible <text:s/></text:p>
      <text:p text:style-name="P2">c) Parada <text:s/></text:p>
      <text:p text:style-name="P2">d) Destruida <text:s/></text:p>
      <text:p text:style-name="P2"/>
      <text:p text:style-name="P2">¿Qué se conoce como 'TASK' en Android? <text:s/></text:p>
      <text:p text:style-name="P2">a) El layout de la actividad <text:s/></text:p>
      <text:p text:style-name="P2">b) Un conjunto de actividades relacionadas <text:s/></text:p>
      <text:p text:style-name="P2">c) Una clase de servicio <text:s/></text:p>
      <text:p text:style-name="P2">d) Una función de callback <text:s/></text:p>
      <text:p text:style-name="P2"/>
      <text:p text:style-name="P2">¿Qué año se menciona para el curso de la unidad educativa? <text:s/></text:p>
      <text:p text:style-name="P2">a) 2022/2023 <text:s/></text:p>
      <text:p text:style-name="P2">b) 2023/2024 <text:s/></text:p>
      <text:p text:style-name="P2">c) 2024/2025 <text:s/></text:p>
      <text:p text:style-name="P2">d) 2025/2026 <text:s/></text:p>
      <text:p text:style-name="P2"/>
      <text:p text:style-name="P2">¿Cuál de las siguientes afirmaciones sobre el Android Manifest es correcta? <text:s/></text:p>
      <text:p text:style-name="P2">a) No es obligatorio usarlo <text:s/></text:p>
      <text:p text:style-name="P2">b) Se utiliza para configurar actividades y servicios <text:s/></text:p>
      <text:p text:style-name="P2">c) Solo se utiliza para la interfaz de usuario <text:s/></text:p>
      <text:p text:style-name="P2">d) Solo declara permisos <text:s/></text:p>
      <text:p text:style-name="P2"/>
      <text:p text:style-name="P2">¿Qué método es invocado cuando una actividad se vuelve a mostrar después de estar en el fondo? <text:s/></text:p>
      <text:p text:style-name="P2">a) onDestroy() <text:s/></text:p>
      <text:p text:style-name="P2">b) onRestart() <text:s/></text:p>
      <text:p text:style-name="P2">c) onStop() <text:s/></text:p>
      <text:p text:style-name="P2">d) onPause() <text:s/></text:p>
      <text:p text:style-name="P2"><text:soft-page-break/></text:p>
      <text:p text:style-name="P2">¿Qué acción se realiza en onCreate()? <text:s/></text:p>
      <text:p text:style-name="P2">a) Limitar recursos de la aplicación <text:s/></text:p>
      <text:p text:style-name="P2">b) Crear la interfaz y estructura de actividad <text:s/></text:p>
      <text:p text:style-name="P2">c) Detener la actividad <text:s/></text:p>
      <text:p text:style-name="P2">d) Salvar el estado de la actividad <text:s/></text:p>
      <text:p text:style-name="P2"/>
      <text:p text:style-name="P2">¿Qué se debe hacer para que la actividad no muestre ActionBar por defecto? <text:s/></text:p>
      <text:p text:style-name="P2">a) Cambiar el diseño a .NoActionBar <text:s/></text:p>
      <text:p text:style-name="P2">b) Eliminar la Activity <text:s/></text:p>
      <text:p text:style-name="P2">c) Cambiar los permisos <text:s/></text:p>
      <text:p text:style-name="P2">d) No incluir ActionBar en el layout <text:s/></text:p>
      <text:p text:style-name="P2"/>
      <text:p text:style-name="P2">¿Cuál es el objetivo principal de un buen diseño de interfaz de usuario en el desarrollo de aplicaciones? <text:s/></text:p>
      <text:p text:style-name="P2">a) Incrementar la complejidad del código. <text:s/></text:p>
      <text:p text:style-name="P2">b) Mejorar la seguridad del sistema. <text:s/></text:p>
      <text:p text:style-name="P2">c) Facilitar la interacción del usuario con la aplicación. <text:s/></text:p>
      <text:p text:style-name="P2">d) Aumentar el tamaño de la aplicación. <text:s/></text:p>
      <text:p text:style-name="P2"/>
      <text:p text:style-name="P2">¿Qué base tiene el sistema Android para su funcionamiento? <text:s/></text:p>
      <text:p text:style-name="P2">a) Windows. <text:s/></text:p>
      <text:p text:style-name="P2">b) Linux. <text:s/></text:p>
      <text:p text:style-name="P2">c) MacOS. <text:s/></text:p>
      <text:p text:style-name="P2">d) Unix.</text:p>
      <text:p text:style-name="P2"/>
      <text:p text:style-name="P2">¿Qué archivo se utiliza para declarar permisos en una aplicación Android? <text:s/></text:p>
      <text:p text:style-name="P2">a) JavaManifest.xml. <text:s/></text:p>
      <text:p text:style-name="P2">b) AndroidManifest.xml. <text:s/></text:p>
      <text:p text:style-name="P2">c) AppPermissions.xml. <text:s/></text:p>
      <text:p text:style-name="P2">d) AccessControl.xml. <text:s/></text:p>
      <text:p text:style-name="P2"/>
      <text:p text:style-name="P2">¿Desde cuándo es obligatorio publicar aplicaciones en formato Android App Bundle? <text:s/></text:p>
      <text:p text:style-name="P2">a) Enero de 2020. <text:s/></text:p>
      <text:p text:style-name="P2">b) Agosto de 2021. <text:s/></text:p>
      <text:p text:style-name="P2">c) Mayo de 2022. <text:s/></text:p>
      <text:p text:style-name="P2">d) Diciembre de 2020. <text:s/></text:p>
      <text:p text:style-name="P2"/>
      <text:p text:style-name="P2">¿Qué limita el tamaño de una descarga comprimida de la aplicación en Google Play? <text:s/></text:p>
      <text:p text:style-name="P2">a) 100 MB. <text:s/></text:p>
      <text:p text:style-name="P2">b) 150 MB. <text:s/></text:p>
      <text:p text:style-name="P2">c) 200 MB. <text:s/></text:p>
      <text:p text:style-name="P2">d) 250 MB. <text:s/></text:p>
      <text:p text:style-name="P2"/>
      <text:p text:style-name="P2">¿Cuál es un ejemplo de una biblioteca nativa que se puede utilizar en Android? <text:s/></text:p>
      <text:p text:style-name="P2">a) SQLite. <text:s/></text:p>
      <text:p text:style-name="P2">b) React. <text:s/></text:p>
      <text:p text:style-name="P2">c) Node.js. <text:s/></text:p>
      <text:p text:style-name="P2">d) Bootstrap. <text:s/></text:p>
      <text:p text:style-name="P2"/>
      <text:p text:style-name="P2"><text:soft-page-break/>¿Qué tipo de vista se recomienda elegir al iniciar una nueva aplicación en Android Studio? <text:s/></text:p>
      <text:p text:style-name="P2">a) Default View. <text:s/></text:p>
      <text:p text:style-name="P2">b) Full Screen Activity. <text:s/></text:p>
      <text:p text:style-name="P2">c) Empty Activity. <text:s/></text:p>
      <text:p text:style-name="P2">d) Basic Activity. <text:s/></text:p>
      <text:p text:style-name="P2"/>
      <text:p text:style-name="P2">¿Por qué es importante solicitar permisos al usuario en aplicaciones Android? <text:s/></text:p>
      <text:p text:style-name="P2">a) Para buscar más datos en el dispositivo sin aviso. <text:s/></text:p>
      <text:p text:style-name="P2">b) Algunas funciones dependen de estos permisos para funcionar. <text:s/></text:p>
      <text:p text:style-name="P2">c) Para garantizar que la aplicación no tenga errores. <text:s/></text:p>
      <text:p text:style-name="P2">d) Para finalizar el acceso a la aplicación rápidamente. <text:s/></text:p>
      <text:p text:style-name="P2"/>
      <text:p text:style-name="P2">¿Qué es un APK en el contexto de las aplicaciones Android? <text:s/></text:p>
      <text:p text:style-name="P2">a) Un tipo de archivo que contiene datos de la aplicación. <text:s/></text:p>
      <text:p text:style-name="P2">b) Un algoritmo de programación para dispositivos móviles. <text:s/></text:p>
      <text:p text:style-name="P2">c) Un sistema de gestión de archivos de software. <text:s/></text:p>
      <text:p text:style-name="P2">d) Un diseño gráfico para la interfaz de usuario. <text:s/></text:p>
      <text:p text:style-name="P2"/>
      <text:p text:style-name="P2">¿Por qué es fundamental que las aplicaciones Android sean firmadas? <text:s/></text:p>
      <text:p text:style-name="P2">a) Para verificar la identidad del creador y asegurar la instalación. <text:s/></text:p>
      <text:p text:style-name="P2">b) Para permitir múltiples instalaciones en un dispositivo. <text:s/></text:p>
      <text:p text:style-name="P2">c) Para poder leer archivos grandes. <text:s/></text:p>
      <text:p text:style-name="P2">d) Para garantizar que la aplicación es gratuita. <text:s/></text:p>
      <text:p text:style-name="P2"/>
      <text:p text:style-name="P2">¿Qué formato contienen los archivos XAPK? <text:s/></text:p>
      <text:p text:style-name="P2">a) Un solo archivo comprimido. <text:s/></text:p>
      <text:p text:style-name="P2">b) APK y OBB. <text:s/></text:p>
      <text:p text:style-name="P2">c) APK y DEX. <text:s/></text:p>
      <text:p text:style-name="P2">d) APK y JAR. <text:s/></text:p>
      <text:p text:style-name="P2"/>
      <text:p text:style-name="P2">¿Qué se debe hacer con los permisos pedidos por una aplicación? <text:s/></text:p>
      <text:p text:style-name="P2">a) Ser solicitados de inmediato sin ningún aviso. <text:s/></text:p>
      <text:p text:style-name="P2">b) Declararlos en AndroidManifest.xml y pedirlos al usuario. <text:s/></text:p>
      <text:p text:style-name="P2">c) Dejar de lado la necesidad de permisos. <text:s/></text:p>
      <text:p text:style-name="P2">d) Solo marcar los permisos requeridos sin contexto.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04ea2f" officeooo:paragraph-rsid="0004ea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MD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12T11:03:52.298000000</dc:date>
    <meta:editing-duration>PT13M48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7" meta:paragraph-count="277" meta:word-count="1535" meta:character-count="9968" meta:non-whitespace-character-count="8168"/>
  </office:meta>
</office:document-meta>
</file>